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atin_pl</text:p>
          </table:table-cell>
          <table:table-cell office:value-type="string" calcext:value-type="string">
            <text:p>ReactionFlux6</text:p>
          </table:table-cell>
          <table:table-cell office:value-type="string" calcext:value-type="string">
            <text:p><text:s/>-ReactionFlux7 </text:p>
          </table:table-cell>
          <table:table-cell office:value-type="string" calcext:value-type="string">
            <text:p>-ReactionFlux57</text:p>
          </table:table-cell>
          <table:table-cell office:value-type="string" calcext:value-type="string">
            <text:p>-ReactionFlux58</text:p>
          </table:table-cell>
          <table:table-cell office:value-type="string" calcext:value-type="string">
            <text:p>ReactionFlux59</text:p>
          </table:table-cell>
        </table:table-row>
        <table:table-row table:style-name="ro1">
          <table:table-cell office:value-type="string" calcext:value-type="string">
            <text:p>Time_Sim</text:p>
          </table:table-cell>
          <table:table-cell office:value-type="string" calcext:value-type="string">
            <text:p>ReactionFlu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SK9_pl</text:p>
          </table:table-cell>
          <table:table-cell office:value-type="string" calcext:value-type="string">
            <text:p>(-ReactionFlux2 + ReactionFlux4 - ReactionFlux16 + ReactionFlux20 - ReactionFlux29 - ReactionFlux52 + ReactionFlux53 - ReactionFlux56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b_PCSK9_pl</text:p>
          </table:table-cell>
          <table:table-cell office:value-type="string" calcext:value-type="string">
            <text:p>(ReactionFlux2 - ReactionFlux3 - ReactionFlux4 - ReactionFlux52 + ReactionFlux53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b_pl</text:p>
          </table:table-cell>
          <table:table-cell office:value-type="string" calcext:value-type="string">
            <text:p>(-ReactionFlux2 + ReactionFlux4 - ReactionFlux5 + ReactionFlux31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n_gi</text:p>
          </table:table-cell>
          <table:table-cell office:value-type="string" calcext:value-type="string">
            <text:p>(-ReactionFlux6 - ReactionFlux30 + ReactionFlux55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DL_pl</text:p>
          </table:table-cell>
          <table:table-cell office:value-type="string" calcext:value-type="string">
            <text:p>-ReactionFlux39 - ReactionFlux45 + ReactionFlux48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L_pl</text:p>
          </table:table-cell>
          <table:table-cell office:value-type="string" calcext:value-type="string">
            <text:p>-ReactionFlux41 + ReactionFlux44 - ReactionFlux47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A1_pl</text:p>
          </table:table-cell>
          <table:table-cell office:value-type="string" calcext:value-type="string">
            <text:p><text:s/>(-ReactionFlux28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_ic_P</text:p>
          </table:table-cell>
          <table:table-cell office:value-type="string" calcext:value-type="string">
            <text:p><text:s/>(ReactionFlux34 - ReactionFlux35 + ReactionFlux38 - ReactionFlux43 + ReactionFlux46 + ReactionFlux50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B_pl</text:p>
          </table:table-cell>
          <table:table-cell office:value-type="string" calcext:value-type="string">
            <text:p><text:s/>(-ReactionFlux27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R_cs_P</text:p>
          </table:table-cell>
          <table:table-cell office:value-type="string" calcext:value-type="string">
            <text:p><text:s/>(ReactionFlux9 - ReactionFlux13 + ReactionFlux14 - ReactionFlux15 - ReactionFlux16 + ReactionFlux19 + ReactionFlux20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_LDLR_cs_P</text:p>
          </table:table-cell>
          <table:table-cell office:value-type="string" calcext:value-type="string">
            <text:p><text:s/>(ReactionFlux15 - ReactionFlux19 - ReactionFlux25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_LDLR_en_P</text:p>
          </table:table-cell>
          <table:table-cell office:value-type="string" calcext:value-type="string">
            <text:p><text:s/>(ReactionFlux17 - ReactionFlux21 + ReactionFlux25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R_en_P</text:p>
          </table:table-cell>
          <table:table-cell office:value-type="string" calcext:value-type="string">
            <text:p><text:s/>(ReactionFlux13 - ReactionFlux14 - ReactionFlux17 - ReactionFlux18 + ReactionFlux21 + ReactionFlux22 - ReactionFlux23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R_ic_P</text:p>
          </table:table-cell>
          <table:table-cell office:value-type="string" calcext:value-type="string">
            <text:p><text:s/>(ReactionFlux8 - ReactionFlux9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9_LDLR_cs_P</text:p>
          </table:table-cell>
          <table:table-cell office:value-type="string" calcext:value-type="string">
            <text:p><text:s/>(ReactionFlux16 - ReactionFlux20 - ReactionFlux26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9_LDLR_en_P</text:p>
          </table:table-cell>
          <table:table-cell office:value-type="string" calcext:value-type="string">
            <text:p><text:s/>(ReactionFlux18 - ReactionFlux22 + ReactionFlux26 - ReactionFlux33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SK9_en_P</text:p>
          </table:table-cell>
          <table:table-cell office:value-type="string" calcext:value-type="string">
            <text:p><text:s/>(-ReactionFlux18 + ReactionFlux22 - ReactionFlux24 + ReactionFlux56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_en_P</text:p>
          </table:table-cell>
          <table:table-cell office:value-type="string" calcext:value-type="string">
            <text:p><text:s/>(-ReactionFlux17 + ReactionFlux21 - ReactionFlux37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BP_ic_P</text:p>
          </table:table-cell>
          <table:table-cell office:value-type="string" calcext:value-type="string">
            <text:p><text:s/>(ReactionFlux10 - ReactionFlux11 - ReactionFlux12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BP_nu_P</text:p>
          </table:table-cell>
          <table:table-cell office:value-type="string" calcext:value-type="string">
            <text:p><text:s/>(ReactionFlux12 - ReactionFlux36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b_sc</text:p>
          </table:table-cell>
          <table:table-cell office:value-type="string" calcext:value-type="string">
            <text:p>(-ReactionFlux31 - ReactionFlux32 + ReactionFlux54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b_PC9_2_pl</text:p>
          </table:table-cell>
          <table:table-cell office:value-type="string" calcext:value-type="string">
            <text:p>(-ReactionFlux51 + ReactionFlux52 - ReactionFlux53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_pl</text:p>
          </table:table-cell>
          <table:table-cell office:value-type="string" calcext:value-type="string">
            <text:p>(-ReactionFlux15 + ReactionFlux19 + ReactionFlux40 + ReactionFlux42 - ReactionFlux49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nM_pl</text:p>
          </table:table-cell>
          <table:table-cell office:value-type="string" calcext:value-type="string">
            <text:p>(ReactionFlux57 - ReactionFlux60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n_pc</text:p>
          </table:table-cell>
          <table:table-cell office:value-type="string" calcext:value-type="string">
            <text:p>(ReactionFlux58 - ReactionFlux59)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0:59:48.929207883</meta:creation-date>
    <dc:date>2018-04-28T11:15:34.952432246</dc:date>
    <meta:editing-duration>PT5M35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